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2.291cm" fo:min-width="1.04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5" style:family="graphic" style:parent-style-name="standard">
      <style:graphic-properties draw:textarea-horizontal-align="justify" draw:textarea-vertical-align="middle" draw:auto-grow-height="false" fo:min-height="1.364cm" fo:min-width="1.7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ize="32pt" fo:font-weight="normal" style:font-size-asian="18pt" style:font-size-complex="18pt"/>
    </style:style>
    <style:style style:name="P3" style:family="paragraph">
      <loext:graphic-properties draw:fill="none" draw:fill-color="#ffffff"/>
      <style:text-properties style:font-name="Century Schoolbook L" fo:font-size="32pt" fo:font-weight="normal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54cm" svg:height="2.54cm" svg:x="2.54cm" svg:y="10.1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2.54cm" svg:height="2.54cm" svg:x="2.54cm" svg:y="6.60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3" draw:text-style-name="P1" draw:layer="layout" svg:width="2.54cm" svg:height="2.54cm" svg:x="2.54cm" svg:y="14.224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</draw:g>
        <draw:frame draw:style-name="gr4" draw:text-style-name="P3" draw:layer="layout" svg:width="7.112cm" svg:height="1.707cm" svg:x="7.112cm" svg:y="3.556cm">
          <draw:text-box>
            <text:p text:style-name="P2">Início ou fim</text:p>
          </draw:text-box>
        </draw:frame>
        <draw:custom-shape draw:style-name="gr5" draw:text-style-name="P1" draw:layer="layout" svg:width="2.54cm" svg:height="2.286cm" svg:x="2.54cm" svg:y="3.048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7.112cm" svg:height="1.707cm" svg:x="7.112cm" svg:y="6.957cm">
          <draw:text-box>
            <text:p text:style-name="P2">Dados</text:p>
          </draw:text-box>
        </draw:frame>
        <draw:frame draw:style-name="gr4" draw:text-style-name="P3" draw:layer="layout" svg:width="7.112cm" svg:height="1.707cm" svg:x="7.112cm" svg:y="10.657cm">
          <draw:text-box>
            <text:p text:style-name="P2">Processo</text:p>
          </draw:text-box>
        </draw:frame>
        <draw:frame draw:style-name="gr4" draw:text-style-name="P3" draw:layer="layout" svg:width="7.112cm" svg:height="1.707cm" svg:x="7.112cm" svg:y="14.357cm">
          <draw:text-box>
            <text:p text:style-name="P2">Decisão</text:p>
          </draw:text-box>
        </draw:frame>
        <draw:line draw:style-name="gr6" draw:text-style-name="P4" draw:layer="layout" svg:x1="2.54cm" svg:y1="19.05cm" svg:x2="5.588cm" svg:y2="19.05cm">
          <text:p/>
        </draw:line>
        <draw:frame draw:style-name="gr4" draw:text-style-name="P3" draw:layer="layout" svg:width="7.112cm" svg:height="1.707cm" svg:x="7.112cm" svg:y="18.158cm">
          <draw:text-box>
            <text:p text:style-name="P2">Fluxo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adornments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2:12:43.089028073</meta:creation-date>
    <dc:date>2017-10-01T12:32:40.203345128</dc:date>
    <meta:editing-duration>PT19M52S</meta:editing-duration>
    <meta:editing-cycles>4</meta:editing-cycles>
    <meta:generator>LibreOffice/5.2.7.2$Linux_X86_64 LibreOffice_project/20m0$Build-2</meta:generator>
    <meta:document-statistic meta:object-count="34"/>
  </office:meta>
</office:document-meta>
</file>